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92000005AB7C91970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20.001cm" svg:height="24.8cm" draw:z-index="0"><draw:image xlink:href="Pictures/1000000000000492000005AB7C91970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Paroczai</meta:initial-creator>
    <meta:creation-date>2025-06-23T19:10:11.22</meta:creation-date>
    <dc:date>2025-07-29T17:04:00.28</dc:date>
    <dc:creator>Paul Paroczai</dc:creator>
    <meta:editing-duration>PT6H19M33S</meta:editing-duration>
    <meta:editing-cycles>2</meta:editing-cycles>
    <meta:generator>OpenOffice/4.1.15$Win32 OpenOffice.org_project/4115m2$Build-9813</meta:generator>
    <meta:printed-by>Paul Paroczai</meta:printed-by>
    <meta:print-date>2025-07-29T10:49:55.76</meta:print-date>
    <meta:document-statistic meta:table-count="0" meta:image-count="1" meta:object-count="0" meta:page-count="1" meta:paragraph-count="0" meta:word-count="0" meta:character-count="0"/>
  </office:meta>
</office:document-meta>
</file>